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9b7" officeooo:paragraph-rsid="00178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pat-CxfemeGH5vphjPNjeCe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1:24:37.601809360</meta:creation-date>
    <dc:date>2024-08-06T21:25:06.023698955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26" meta:non-whitespace-character-count="26"/>
    <meta:generator>LibreOffice/7.3.7.2$Linux_X86_64 LibreOffice_project/30$Build-2</meta:generator>
  </office:meta>
</office:document-meta>
</file>